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2.2313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Text_20_body" style:master-page-name="">
      <style:paragraph-properties fo:margin-top="0in" fo:margin-bottom="0in" style:page-number="auto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Text_20_body">
      <style:paragraph-properties fo:margin-top="0in" fo:margin-bottom="0in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МРБ <text:span text:style-name="T24">МП.</text:span><text:span text:style-name="T25">854</text:span><text:span text:style-name="T24">-20</text:span><text:span text:style-name="T25">2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 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3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26">Измеренное значение скорости счета фона, с<text:span text:style-name="T26">-1</text:span></text:p>
          </table:table-cell>
          <table:covered-table-cell/>
          <table:table-cell table:style-name="t1.C2" table:number-rows-spanned="2" office:value-type="string">
            <text:p text:style-name="P26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1.A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1.A3" office:value-type="string">
            <text:p text:style-name="P8">$1-10</text:p>
          </table:table-cell>
          <table:table-cell table:style-name="t1.B4" table:number-rows-spanned="3" office:value-type="string">
            <text:p text:style-name="P8">$1-20</text:p>
          </table:table-cell>
          <table:table-cell table:style-name="t1.C4" table:number-rows-spanned="3" office:value-type="string">
            <text:p text:style-name="P26">0,23</text:p>
          </table:table-cell>
        </table:table-row>
        <table:table-row>
          <table:table-cell table:style-name="t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8">$1-12</text:p>
          </table:table-cell>
          <table:covered-table-cell/>
          <table:covered-table-cell/>
        </table:table-row>
      </table:table>
      <text:p text:style-name="P22"/>
      <text:p text:style-name="P21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28">в<text:span text:style-name="T5">)<text:tab/>Определение чувствительности к прямому нейтронному излучению БДКН-05</text:span></text:p>
            <text:p text:style-name="P25"/>
            <text:p text:style-name="P24"><text:span text:style-name="T8">Блок детектирования </text:span>нейтронного излучения БДКН-05 № <text:span text:style-name="T8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26">Плотность потока в</text:p>
            <text:p text:style-name="P26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f1.B2" office:value-type="string">
            <text:p text:style-name="P26">№ источника</text:p>
          </table:table-cell>
          <table:table-cell table:style-name="tf1.B2" office:value-type="string">
            <text:p text:style-name="P26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f1.B2" office:value-type="string">
            <text:p text:style-name="P26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f1.B2" office:value-type="string">
            <text:p text:style-name="P26">Значение коэффициента <text:span text:style-name="T10">К</text:span></text:p>
          </table:table-cell>
          <table:table-cell table:style-name="tf1.B2" office:value-type="string">
            <text:p text:style-name="P26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f1.B2" office:value-type="string">
            <text:p text:style-name="P26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f1.B2" office:value-type="string">
            <text:p text:style-name="P26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f1.I2" office:value-type="string">
            <text:p text:style-name="P26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f1.A3" table:number-rows-spanned="3" office:value-type="string">
            <text:p text:style-name="P26">фон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office:value-type="string">
            <text:p text:style-name="P8">$1-30</text:p>
          </table:table-cell>
          <table:table-cell table:style-name="tf1.B3" table:number-rows-spanned="3" office:value-type="string">
            <text:p text:style-name="P8">$1-40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I3" table:number-rows-spanned="3" office:value-type="string">
            <text:p text:style-name="P26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26">2,5 – 500</text:p>
          </table:table-cell>
          <table:table-cell table:style-name="tf1.B6" table:number-rows-spanned="3" office:value-type="string">
            <text:p text:style-name="P27">10</text:p>
          </table:table-cell>
          <table:table-cell table:style-name="tf1.B6" table:number-rows-spanned="3" office:value-type="string">
            <text:p text:style-name="P27">100</text:p>
          </table:table-cell>
          <table:table-cell table:style-name="tf1.B6" table:number-rows-spanned="3" office:value-type="string">
            <text:p text:style-name="P27">0,866</text:p>
          </table:table-cell>
          <table:table-cell table:style-name="tf1.B6" table:number-rows-spanned="3" office:value-type="string">
            <text:p text:style-name="P27">0,785</text:p>
          </table:table-cell>
          <table:table-cell table:style-name="tf1.B3" office:value-type="string">
            <text:p text:style-name="P8">$1-50</text:p>
          </table:table-cell>
          <table:table-cell table:style-name="tf1.B6" table:number-rows-spanned="3" office:value-type="string">
            <text:p text:style-name="P8">$1-60</text:p>
          </table:table-cell>
          <table:table-cell table:style-name="tf1.B6" table:number-rows-spanned="3" office:value-type="string">
            <text:p text:style-name="P8">$1-70</text:p>
          </table:table-cell>
          <table:table-cell table:style-name="tf1.I6" table:number-rows-spanned="3" office:value-type="string">
            <text:p text:style-name="P26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3:55.89</dc:date>
    <meta:editing-duration>P3DT2H37M20S</meta:editing-duration>
    <meta:editing-cycles>348</meta:editing-cycles>
    <meta:generator>OpenOffice/4.1.6$Win32 OpenOffice.org_project/416m1$Build-9790</meta:generator>
    <meta:document-statistic meta:table-count="3" meta:image-count="0" meta:object-count="0" meta:page-count="1" meta:paragraph-count="69" meta:word-count="241" meta:character-count="1840"/>
  </office:meta>
</office:document-meta>
</file>